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477b94" officeooo:paragraph-rsid="014d568d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7" style:family="paragraph" style:parent-style-name="Preformatted_20_Text">
      <style:paragraph-properties fo:text-align="center" style:justify-single-word="false"/>
      <style:text-properties fo:font-size="15pt" officeooo:rsid="019fc070" officeooo:paragraph-rsid="019fc070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79ac1c" officeooo:paragraph-rsid="0079ac1c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21c4c93" officeooo:paragraph-rsid="023f30fc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477b94" officeooo:paragraph-rsid="022a8026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officeooo:rsid="00477b94" officeooo:paragraph-rsid="014d568d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officeooo:rsid="023f30fc" officeooo:paragraph-rsid="023f30fc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5pt" officeooo:rsid="02421513" officeooo:paragraph-rsid="02421513" style:font-size-asian="15pt" style:font-size-complex="15pt"/>
    </style:style>
    <style:style style:name="T1" style:family="text">
      <style:text-properties officeooo:rsid="01119871"/>
    </style:style>
    <style:style style:name="T2" style:family="text">
      <style:text-properties officeooo:rsid="0220f64b"/>
    </style:style>
    <style:style style:name="T3" style:family="text">
      <style:text-properties officeooo:rsid="02220c2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2289d24"/>
    </style:style>
    <style:style style:name="T6" style:family="text">
      <style:text-properties officeooo:rsid="022bccf6"/>
    </style:style>
    <style:style style:name="T7" style:family="text">
      <style:text-properties officeooo:rsid="022ea1e0"/>
    </style:style>
    <style:style style:name="T8" style:family="text">
      <style:text-properties officeooo:rsid="0230a8e6"/>
    </style:style>
    <style:style style:name="T9" style:family="text">
      <style:text-properties officeooo:rsid="02319bac"/>
    </style:style>
    <style:style style:name="T10" style:family="text">
      <style:text-properties officeooo:rsid="0231fe0a"/>
    </style:style>
    <style:style style:name="T11" style:family="text">
      <style:text-properties officeooo:rsid="0235c157"/>
    </style:style>
    <style:style style:name="T12" style:family="text">
      <style:text-properties officeooo:rsid="0236be13"/>
    </style:style>
    <style:style style:name="T13" style:family="text">
      <style:text-properties officeooo:rsid="02377998"/>
    </style:style>
    <style:style style:name="T14" style:family="text">
      <style:text-properties officeooo:rsid="0238b5d8"/>
    </style:style>
    <style:style style:name="T15" style:family="text">
      <style:text-properties officeooo:rsid="023ab83b"/>
    </style:style>
    <style:style style:name="T16" style:family="text">
      <style:text-properties officeooo:rsid="023f30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4</text:span></text:p>
      <text:p text:style-name="P7"><text:span text:style-name="T2">SRAINFUCK</text:span> (<text:span text:style-name="T3">Simple Brainfuck</text:span>)</text:p>
      <text:p text:style-name="P2"/>
      <text:p text:style-name="P8">Problem</text:p>
      <text:p text:style-name="P15"><text:tab/><text:span text:style-name="T5">Brainfuck turing-bütün(turing-complete) olan ezoterik bir dildir. (</text:span><text:a xlink:type="simple" xlink:href="https://en.wikipedia.org/wiki/Brainfuck" text:style-name="Internet_20_link" text:visited-style-name="Visited_20_Internet_20_Link"><text:span text:style-name="T5">https://en.wikipedia.org/wiki/Brainfuck</text:span></text:a><text:span text:style-name="T5">, </text:span><text:a xlink:type="simple" xlink:href="https://tr.wikipedia.org/wiki/Brainfuck" text:style-name="Internet_20_link" text:visited-style-name="Visited_20_Internet_20_Link"><text:span text:style-name="T5">https://tr.wikipedia.org/wiki/Brainfuck</text:span></text:a><text:span text:style-name="T5">)</text:span></text:p>
      <text:p text:style-name="P15"/>
      <text:p text:style-name="P15"><text:tab/><text:span text:style-name="T6">Bu problemde basitleştirilmiş bir Brainfuck versiyonu için hafıza yönetimi yazmanız beklenmekte.</text:span></text:p>
      <text:p text:style-name="P15"><text:tab/><text:span text:style-name="T7">Sistemde 100 byte’lık başta 0 ile doldurulmuş bir hafızanız olduğunu varsayın. Bir pointer başlangıçta bu hafızanın ilk byte’ını gösteriyor olsun.</text:span></text:p>
      <text:p text:style-name="P15"><text:tab/><text:span text:style-name="T8">Basitleştirilmiş Brainfuck’ta 5 farklı komut bulunmakta:</text:span></text:p>
      <text:p text:style-name="P15"><text:tab/><text:span text:style-name="T8">&gt; : Bu komut pointerınızın bir sonra hafıza lokasyonunu göstermesini sağlar.</text:span></text:p>
      <text:p text:style-name="P15"><text:tab/><text:span text:style-name="T8">&lt; : Bu komut pointerınızın bir önceki hafıza lokasyonunu göstermesini sağlar.</text:span></text:p>
      <text:p text:style-name="P15"><text:tab/><text:span text:style-name="T8">+ : Bu komut pointerın gösterdiği byte’ı 1 artırmanızı sağlar.</text:span></text:p>
      <text:p text:style-name="P15"><text:tab/>- : <text:span text:style-name="T9">Bu komut pointerın gösterdiği byte’ı 1 azaltmanızı sağlar.</text:span></text:p>
      <text:p text:style-name="P15"><text:tab/>. : <text:span text:style-name="T9">Pointerın gösterdiği hafıza lokasyonundaki değeri ekrana bastırmanızı sağlar.</text:span></text:p>
      <text:p text:style-name="P15"/>
      <text:p text:style-name="P15"><text:tab/><text:span text:style-name="T9">Bu problemde sizden beklenen, brainfuck komut dizisi verildiğinde, oluşacak hafızanın son durumunu ekrana basmanız. (‘.’ komutu geldiğinde ekrana birşey basmayın.)</text:span></text:p>
      <text:p text:style-name="P15"><text:tab/><text:span text:style-name="T9">Pointer ve hafızalardaki byte değerleri dairesel(circular)dir. Yani pointer 100. byte’ı gösteriyorsa, artırıldığında 1. byte’ı gösterir. 1. byte’ı gösteriyorsa, azaltıldığında 100. byte’ı gösterir.</text:span></text:p>
      <text:p text:style-name="P15"><text:tab/><text:span text:style-name="T10">Aynı şekilde hafıza değerleri de dairesel(circular)dir. 255(FF) byte’ını bir artırırsak 0(00) byte’ını, 0(00) byte’ını bir azaltırsak da 255(FF) byte’ını elde ederiz.</text:span></text:p>
      <text:p text:style-name="P5"/>
      <text:p text:style-name="P5"/>
      <text:p text:style-name="P12"><text:soft-page-break/><text:span text:style-name="T4">Input</text:span></text:p>
      <text:p text:style-name="P2"><text:tab/><text:span text:style-name="T11">Input birden fazla testten oluşacaktır.</text:span></text:p>
      <text:p text:style-name="P2"><text:tab/><text:span text:style-name="T12">Inputun ilk satırı test sayısını verir.(T)</text:span></text:p>
      <text:p text:style-name="P2"><text:tab/><text:span text:style-name="T13">Sonraki T satırın her birinde, bir adet brainfuck programı verilir.</text:span></text:p>
      <text:p text:style-name="P2"><text:tab/><text:span text:style-name="T14">1 &lt;= T &lt;= 100<text:tab/>1 &lt;= PROGRAM_UZUNLUGU &lt;= 100000</text:span></text:p>
      <text:p text:style-name="P2"/>
      <text:p text:style-name="P11">Output</text:p>
      <text:p text:style-name="P6"><text:tab/><text:span text:style-name="T15">Her test için hafızanın son durumunu 16’lık tabanda aralarında boşluk koyarak ekrana basınız. Her test outputunun başında “Case #: “ formunda, test numarasını belirtiniz.(bkz. Örnek Output)</text:span></text:p>
      <text:p text:style-name="P6"/>
      <text:p text:style-name="P14"><text:span text:style-name="T4">Örnek Input</text:span></text:p>
      <text:p text:style-name="P13"><text:span text:style-name="T16">5</text:span></text:p>
      <text:p text:style-name="P18">&lt;&lt;&lt;+++++-&gt;&lt;&gt;-...-+</text:p>
      <text:p text:style-name="P18">+&gt;+&gt;+&gt;+...+</text:p>
      <text:p text:style-name="P18">+.-.+&lt;&gt;&lt;+</text:p>
      <text:p text:style-name="P18">&gt;&gt;&gt;+++&gt;&gt;&gt;...&gt;&gt;&gt;++-</text:p>
      <text:p text:style-name="P18">+..&lt;&gt;..&lt;&gt;..+</text:p>
      <text:p text:style-name="P3"/>
      <text:p text:style-name="P9">Örnek Output</text:p>
      <text:p text:style-name="P19">Case 1: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4 FF 00</text:p>
      <text:p text:style-name="P19">Case 2: 01 01 01 0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<text:p text:style-name="P19">Case 3: 01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1</text:p>
      <text:p text:style-name="P19">Case 4: 00 00 00 03 00 00 00 00 00 01 00 00 00 00 00 00 00 00 00 00 00 00 00 00 00 00 00 00 00 00 00 00 00 <text:soft-page-break/>00 00 00 00 00 00 00 00 00 00 00 00 00 00 00 00 00 00 00 00 00 00 00 00 00 00 00 00 00 00 00 00 00 00 00 00 00 00 00 00 00 00 00 00 00 00 00 00 00 00 00 00 00 00 00 00 00 00 00 00 00 00 00 00 00 00 00</text:p>
      <text:p text:style-name="P19">Case 5: 02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 00</text:p>
      <text:p text:style-name="P19"/>
      <text:p text:style-name="P10">Time Limit</text:p>
      <text:p text:style-name="P4">C/C++/Java: 1 saniye, Python: 2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6:31:00.007774772</dc:date>
    <meta:editing-duration>PT3H26M14S</meta:editing-duration>
    <meta:editing-cycles>344</meta:editing-cycles>
    <meta:generator>LibreOffice/5.1.4.2$Linux_X86_64 LibreOffice_project/10m0$Build-2</meta:generator>
    <meta:document-statistic meta:table-count="0" meta:image-count="0" meta:object-count="0" meta:page-count="3" meta:paragraph-count="37" meta:word-count="756" meta:character-count="3481" meta:non-whitespace-character-count="2745"/>
  </office:meta>
</office:document-meta>
</file>